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4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5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.5pt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6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.5pt" fo:font-style="normal" fo:font-weight="bold" style:font-size-asian="15.5pt" style:font-style-asian="normal" style:font-weight-asian="bold" style:font-size-complex="15.5pt" style:font-style-complex="normal" style:font-weight-complex="bold"/>
    </style:style>
    <style:style style:name="P7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8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9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7pt" fo:font-style="normal" fo:font-weight="normal" style:font-size-asian="17pt" style:font-style-asian="normal" style:font-weight-asian="normal" style:font-size-complex="17pt" style:font-style-complex="normal" style:font-weight-complex="normal"/>
    </style:style>
    <style:style style:name="P10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1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7pt" fo:font-style="normal" fo:font-weight="normal" style:font-size-asian="17pt" style:font-style-asian="normal" style:font-weight-asian="normal" style:font-size-complex="17pt" style:font-style-complex="normal" style:font-weight-complex="normal"/>
    </style:style>
    <style:style style:name="P1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13" style:family="paragraph" style:parent-style-name="Standard" style:list-style-name="L1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14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super 58%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6pt" fo:font-weight="bold" style:font-size-asian="16pt" style:font-weight-asian="bold" style:font-size-complex="16pt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at Feb 24, 2018 <text:s/><text:span text:style-name="T1">1 mile </text:span><text:s/></text:p>
      <text:p text:style-name="P2">I <text:s/>ran 1 mile in Amsterdam after our arrival. </text:p>
      <text:p text:style-name="P2"/>
      <text:p text:style-name="P2">Sun Feb 25, 2018 <text:span text:style-name="T1">4.25 miles</text:span></text:p>
      <text:p text:style-name="P2">I jogged ½ mile to the Sportcentrum VU and rested a few minutes.</text:p>
      <text:p text:style-name="P2">Then I ran 3 miles on a treadmill in 26:01 or 8:40/mile. Splits 9:27, 8:33, 8:01</text:p>
      <text:p text:style-name="P2">Warm down: ¼ mile on treadmill in about 2:30 and ½ mile back</text:p>
      <text:p text:style-name="P2"/>
      <text:p text:style-name="P2">Mon Feb 26, 2018 <text:span text:style-name="T1">7.25 miles</text:span> </text:p>
      <text:p text:style-name="P2">I ran ½ mile to the Sportcentrum VU, rested a view minutes and ran 4 miles on a treadmill. Splits: 8:58, 8:46, 8:29, 8:30 <text:s/></text:p>
      <text:p text:style-name="P2">I rested 5 minutes and then ran a mile in 7:08 with a ¼ mile jog lead into the mile.</text:p>
      <text:p text:style-name="P2">Half <text:s/>mile splits: 3:39 and 3:29 </text:p>
      <text:p text:style-name="P2">I warmed down with a ½ mile jog on the treadmill and ½ mile back.</text:p>
      <text:p text:style-name="P2"/>
      <text:p text:style-name="P2">Tues Feb 27, 2018 <text:s/><text:span text:style-name="T1">5.5 miles</text:span> <text:s/></text:p>
      <text:p text:style-name="P2">I ran ½ mile to the Sportcentrum VU, rested a view minutes and ran 4 miles on a treadmill. Splits: 8:59, 8:29, 7:58, 8:29 Average pace: 8:29/mile</text:p>
      <text:p text:style-name="P2">I warmed down with a ½ mile on the treadmill in about 5:00 and ½ mile back.</text:p>
      <text:p text:style-name="P2"/>
      <text:p text:style-name="P2">Wed Feb 28, 2018 <text:span text:style-name="T1">4 miles</text:span> <text:s/></text:p>
      <text:p text:style-name="P2">I ran ½ mile to the Sportcentrum VU, rested a view minutes and ran 3 miles on a treadmill in 27:00. <text:s/>I warmed down with a ½ mile.</text:p>
      <text:p text:style-name="P2"/>
      <text:p text:style-name="P2">Thur March 1, 2018 <text:span text:style-name="T1">1 mile</text:span> <text:s/></text:p>
      <text:p text:style-name="P2">I ran 1 mile on walking and bike paths.</text:p>
      <text:p text:style-name="P2"/>
      <text:p text:style-name="P2">Fri March 2, 2018 <text:span text:style-name="T1">7.75 miles</text:span></text:p>
      <text:p text:style-name="P2">I ran ½ mile to the Sportcentrum VU, and rested a view minutes. On a treadmill I warmed up with 2 miles in about 18 minutes at various paces, some as fast as 7:39/mile. <text:s/>I then ran 4 miles in 30:53.7 or 7:43/mile. <text:s/>I ran ¼ mile lead into the 4 mile run and ½ mile in about 5 minutes at the end. <text:s/>I warmed down with a ½ mile jog outside.</text:p>
      <text:p text:style-name="P2">Splits for the 4 mile run: 7:50.4, 7:47.9, 7:42.2 and 7:33.3. The last ¼ mile I averaged 7:12/mile pace.</text:p>
      <text:p text:style-name="P2"/>
      <text:p text:style-name="P1">29.8 miles in the last week </text:p>
      <text:p text:style-name="P1"/>
      <text:p text:style-name="P1"/>
      <text:p text:style-name="P3"><text:soft-page-break/>Sat March 3, 2018 <text:span text:style-name="T1">6 miles</text:span></text:p>
      <text:p text:style-name="P3">I ran ½ mile to the Sportcentrum VU, used a few weight machines for my upper body and then ran 4 miles at about 9:00/mile on a treadmill. <text:s/>I warmed down with a ½ mile jog. <text:s/>Later in the day I ran a mile on walking and bike paths.</text:p>
      <text:p text:style-name="P3"/>
      <text:p text:style-name="P3">Sun March 4, 2018 <text:span text:style-name="T1">4.5 miles</text:span></text:p>
      <text:p text:style-name="P3">I walked about 1.5 miles with Oona and Figo. <text:s/>Later in the day I ran 3.1 miles with Joe on walking and bike paths. <text:s/>Time: 29:10 </text:p>
      <text:p text:style-name="P3"/>
      <text:p text:style-name="P3">Mon March 5, 2018 <text:span text:style-name="T1">10.75 miles</text:span> </text:p>
      <text:p text:style-name="P3">I warmed up with a 0.75 mile jog. <text:s/>Then I ran 10 miles in 1:37:04, averaging 9:42/mile. <text:s/>The first 5 miles I averaged 9:56/mile and the second 5 miles 9:28/mile.</text:p>
      <text:p text:style-name="P3"/>
      <text:p text:style-name="P3">Tues March 6, 2018 <text:span text:style-name="T1">6.5 miles</text:span> </text:p>
      <text:p text:style-name="P3">I ran 5 miles on walking and bike paths. <text:s/>Then I warm down with a 1 mile jog and a ½ mile walk. Spits for the 5 mile run: 9:12, 8:49, 8:51, 8:40, 8:26. Average: 8:48</text:p>
      <text:p text:style-name="P3"/>
      <text:p text:style-name="P3">Wed March 7, 2018 <text:span text:style-name="T1">no running</text:span></text:p>
      <text:p text:style-name="P3"/>
      <text:p text:style-name="P3">Thur March 8, 2018 <text:s/><text:span text:style-name="T1">5 miles</text:span></text:p>
      <text:p text:style-name="P3">I jogged ½ mile to the Sportcentrum VU, rested a few minutes and ran 2 miles on a treadmill in 17:58 at various paces with some as fast as 7:25/mile. <text:s/>After a 4 minute rest I ran a mile in 6:59.7 with a ¼ mile lead into the mile and a ¾ mile after it in about 7:30. <text:s/>I rested a few minutes and jogged ½ mile back.</text:p>
      <text:p text:style-name="P3"/>
      <text:p text:style-name="P3">Fri March 9, 2018 <text:span text:style-name="T1">6.75 miles</text:span> <text:s/></text:p>
      <text:p text:style-name="P3">I ran and walked 5 miles and averaged 11:20/mile. <text:s/>Later in the day I walked and ran 1.75 miles.</text:p>
      <text:p text:style-name="P3"/>
      <text:p text:style-name="P4">39.75 miles in the last week</text:p>
      <text:p text:style-name="P4"/>
      <text:p text:style-name="P4"/>
      <text:p text:style-name="P3"><text:soft-page-break/>Sat March 10, 2018 <text:s/><text:span text:style-name="T1">2 miles</text:span></text:p>
      <text:p text:style-name="P3"><text:span text:style-name="T1"><text:s text:c="2"/></text:span>2 miles of walking and running on walking and bike paths</text:p>
      <text:p text:style-name="P3"/>
      <text:p text:style-name="P3">Sun March 11, 2018 <text:s/><text:span text:style-name="T1">2 miles</text:span></text:p>
      <text:p text:style-name="P3"><text:span text:style-name="T1"><text:s text:c="2"/></text:span>2 miles of walking and running on walking and bike paths</text:p>
      <text:p text:style-name="P3"/>
      <text:p text:style-name="P3">Mon March 12, 2018 <text:span text:style-name="T1">6 miles</text:span> <text:s/></text:p>
      <text:p text:style-name="P3">I rode 1 mile on a bike to Amsterdamse Bos. Then I walked and ran 5.5 miles with Joe and Figo (Joe's dog) in het bos. Figo probably did about 10 miles. I finished with a 1 mile ride back. </text:p>
      <text:p text:style-name="P3"/>
      <text:p text:style-name="P3">Tues March 13, 2018 <text:span text:style-name="T1">7.75 miles</text:span> <text:s/></text:p>
      <text:p text:style-name="P3">I jogged ½ mile to the Sportcentrum VU, rested a few minutes and ran 1.5 miles on a treadmill at various paces averaging 8:30/mile with some as fast as 7:10/mile. <text:s/>After resting about 4 minutes, I ran 5 miles with a lead in ¼ mile jog and a warm down of ½ mile in about 5 minutes. <text:s/>The 5 mile run was in 38:19 or 7:40/mile. <text:s/>Splits: 7:52, 7:44, 7:43, 7:38, (3:46 + 3:35) = 7:21</text:p>
      <text:p text:style-name="P3"/>
      <text:p text:style-name="P3">Wed March 14, 2018 <text:span text:style-name="T1">4 miles</text:span></text:p>
      <text:p text:style-name="P3">I ran and walked 2.5 miles and rode a bike 4.5 miles. <text:s/>I count 4.5 miles of bike riding as equivalent to1.5 miles of running and walking.</text:p>
      <text:p text:style-name="P3"/>
      <text:p text:style-name="P3">Thur March 15, 2018 <text:span text:style-name="T1">8 miles</text:span> <text:s/></text:p>
      <text:p text:style-name="P3">I ran and walked 6 miles on walking and bike paths and averaged 11:34/mile. I walked 11 times and walked a total of about ¾ miles during the 6 miles. I ran and walked an additional 2 miles during the day. </text:p>
      <text:p text:style-name="P3">'</text:p>
      <text:p text:style-name="P3">Fri March 16, 2018 <text:span text:style-name="T1">4.4 miles</text:span> </text:p>
      <text:p text:style-name="P3">Warm up: 1 mile of walking and running.</text:p>
      <text:p text:style-name="P3">I ran 3 miles on walking and bike trails averaging 8:59/mile.</text:p>
      <text:p text:style-name="P3">Splits: 9:25, 9:05, 8:26</text:p>
      <text:p text:style-name="P3">I warmed down with a 0.4 miles jog.</text:p>
      <text:p text:style-name="P3"/>
      <text:p text:style-name="P4">34.2 miles in the last week </text:p>
      <text:p text:style-name="P4"/>
      <text:p text:style-name="P4"/>
      <text:p text:style-name="P5"><text:soft-page-break/>Sat March 17, 2018 <text:s/><text:span text:style-name="T1">5.5 miles</text:span></text:p>
      <text:p text:style-name="P5">I jogged 1.5 miles to the Sportcentrum VU, rested a few minutes and ran 1.5 miles on a treadmill averaging 8:30/mile at various paces with some as fast as 7:05/mile. <text:s/>After a 3 minute rest I ran 1.05 miles at 6:56.7/mile pace with a ¼ mile lead into the run and 0.7 miles after. <text:s/>I rested a few minutes and jogged ½ mile back.</text:p>
      <text:p text:style-name="P5"/>
      <text:p text:style-name="P5">Sun March 18, 2018 <text:span text:style-name="T1">no running</text:span></text:p>
      <text:p text:style-name="P5"/>
      <text:p text:style-name="P5">Mon March 19, 2018 <text:span text:style-name="T1">9.25 miles</text:span></text:p>
      <text:p text:style-name="P5">I jogged ½ mile to the Sportcentrum VU, rested a few minutes and ran 1.5 miles on a treadmill averaging 8:30/mile at various paces with some as fast as 7:05/mile. <text:s/>After a 3 minute rest I ran 4.5 miles averaging 7:25.8/mile with a ¼ mile lead into the run and 0.5 miles after. <text:s/>I rested a few minutes and jogged ½ mile back. </text:p>
      <text:p text:style-name="P5">Time for the 4.5 mile run: 33:26 <text:s/></text:p>
      <text:p text:style-name="P5">Splits: 7:30, 7:30, 7:26 7:23, 3:37.</text:p>
      <text:p text:style-name="P5">Later I jogged 1.5 miles outside.</text:p>
      <text:p text:style-name="P5"/>
      <text:p text:style-name="P5">Tues March 20, 2018 <text:span text:style-name="T1">8 miles</text:span></text:p>
      <text:p text:style-name="P5">I jogged ½ mile to the Sportcentrum VU, rested a few minutes and ran 1.5 miles on a treadmill averaging 8:30/mile at various paces with some as fast as 7:51/mile.</text:p>
      <text:p text:style-name="P5">Tempo Running:</text:p>
      <text:p text:style-name="P5">I ran 3 x ½ mile and 1 x 2.5 miles with a ¼ mile jog before each run and </text:p>
      <text:p text:style-name="P5">¼ mile jog at the end. All four runs were at 7:58/mile and jogs were about 3:00. <text:s/>I jogged ¾ miles back.</text:p>
      <text:p text:style-name="P5"/>
      <text:p text:style-name="P5">Wed March 21, 2018 <text:span text:style-name="T1">no running</text:span> We flew back home.</text:p>
      <text:p text:style-name="P5"/>
      <text:p text:style-name="P5">Thurs March 22, 2018 <text:span text:style-name="T1">4 miles</text:span></text:p>
      <text:p text:style-name="P5">I ran 1.5 miles outdoors on hilly roads at about 9:30/mile. <text:s/>Then on a Wise Center treadmill I ran 2 miles in about 18:00. <text:s/>Warm down: ½ mile home</text:p>
      <text:p text:style-name="P6"/>
      <text:p text:style-name="P5">Fri March 23, 2018 <text:span text:style-name="T1">4 miles</text:span> </text:p>
      <text:p text:style-name="P5">On treadmill: 2 mile run at about 9:00/mile and 2 mile walk/run averaging about 12:00/mile</text:p>
      <text:p text:style-name="P3"><text:span text:style-name="T1">30.75 miles in the last week</text:span> </text:p>
      <text:p text:style-name="P3"><text:soft-page-break/>Sat March 24, 2018 <text:span text:style-name="T1">5 miles</text:span> </text:p>
      <text:p text:style-name="P3">I ran and walked 5 miles on hilly roads and averaged 11:36/mile. <text:s/>I walked 6 times for a total of 0.75 miles of walking during the middle 3 miles. I was practicing a run/walk routine for a 50 mile run.</text:p>
      <text:p text:style-name="P3"/>
      <text:p text:style-name="P3">Sun March 25, 2018 <text:span text:style-name="T1">no running</text:span></text:p>
      <text:p text:style-name="P3">I have a sore throat and slight chest congestion.</text:p>
      <text:p text:style-name="P3"/>
      <text:p text:style-name="P3">Mon March 26, 2018 <text:span text:style-name="T1">4 miles</text:span> </text:p>
      <text:p text:style-name="P3">I ran and walked 4 miles on the Wise Center indoor track and averaged about 11:00/mile. <text:s/>My cold is a little better.</text:p>
      <text:p text:style-name="P3"/>
      <text:p text:style-name="P3">Tues March 27, 2018 <text:span text:style-name="T1">4 miles</text:span> </text:p>
      <text:p text:style-name="P3">I ran and walked on the Wise Center indoor track:</text:p>
      <text:p text:style-name="P3">2 miles of walking and running averaging 11:25/mile and 1 minute rest</text:p>
      <text:p text:style-name="P3">½ mile run in 4:04 and ¼ mile jog</text:p>
      <text:p text:style-name="P3">1 mile in 9:07 and ¼ mile jog</text:p>
      <text:p text:style-name="P3">My cold continues to get better.</text:p>
      <text:p text:style-name="P3"/>
      <text:p text:style-name="P3">Wed March 28, 2018 <text:span text:style-name="T1">4 miles</text:span> </text:p>
      <text:p text:style-name="P3">I did the same workout as yesterday.</text:p>
      <text:p text:style-name="P3">The 2 mile walk/run averaged 10:51.</text:p>
      <text:p text:style-name="P3">½ mile run: 3:54</text:p>
      <text:p text:style-name="P3">mile run: <text:s/>8:17</text:p>
      <text:p text:style-name="P3">I felt much better today, <text:s/>The effects of my cold are really decreasing. </text:p>
      <text:p text:style-name="P3"/>
      <text:p text:style-name="P3">Thur March 29, 2018 <text:span text:style-name="T1">3 miles</text:span> </text:p>
      <text:p text:style-name="P3">I ran 3 miles on the Wise Center indoor track in about 29 minutes.</text:p>
      <text:p text:style-name="P3"/>
      <text:p text:style-name="P3">Fri March 30, 2018 <text:span text:style-name="T1">3 miles</text:span> </text:p>
      <text:p text:style-name="P3">I ran 3 miles on a Wise Center treadmill in 28:29 minutes.</text:p>
      <text:p text:style-name="P3"/>
      <text:p text:style-name="P4">23 miles in the last week</text:p>
      <text:p text:style-name="P4"/>
      <text:p text:style-name="P4"/>
      <text:p text:style-name="P4"/>
      <text:p text:style-name="P3"><text:soft-page-break/>Sat March 31, 2018 <text:span text:style-name="T1">no running</text:span></text:p>
      <text:p text:style-name="P4"/>
      <text:p text:style-name="P3">Sun April 1, 2018<text:span text:style-name="T1"> 2 miles</text:span></text:p>
      <text:p text:style-name="P3">I walked 2 miles on hilly roads in 28:15.</text:p>
      <text:p text:style-name="P3"/>
      <text:p text:style-name="P3">Mon April 2, 2018 <text:span text:style-name="T1">4 miles</text:span></text:p>
      <text:p text:style-name="P3">I ran 1 mile on the indoor track in 9:15 and rested 4 minutes.</text:p>
      <text:p text:style-name="P3">Then I ran and walked 3 miles on a treadmill averaging 11:10/mile. <text:s/>My running pace was 10:00/mile and walking pace was 15:00/mile. <text:s/>I ran ¾ of a mile, walked ¼ mile and repeated until I covered 3 miles.</text:p>
      <text:p text:style-name="P3"/>
      <text:p text:style-name="P3">Tues April 3, 2018 <text:span text:style-name="T1">5.25 miles</text:span> </text:p>
      <text:p text:style-name="P3">I ran 5 miles on a treadmill in the Wise Center and averaged 9:29/mile.</text:p>
      <text:p text:style-name="P3">Approximate splits: 10:00, 9:45, 9:30, 9:15, 9:00</text:p>
      <text:p text:style-name="P3">I jogged ¼ to warm down. </text:p>
      <text:p text:style-name="P3"/>
      <text:p text:style-name="P3">Wed April 4, 2018 <text:span text:style-name="T1">6 miles</text:span> </text:p>
      <text:p text:style-name="P3">I ran 6 miles on a treadmill in the Wise Center and averaged 10:40/mile.</text:p>
      <text:p text:style-name="P3">During the run I varied my pace by running ½ mile in 5:00, and ¼ mile in 3:00 and then repeating this 7 more times. My pulse rose to 137 bpm near the end of the run.</text:p>
      <text:p text:style-name="P3"/>
      <text:p text:style-name="P3">Thur April 5, 2018 <text:span text:style-name="T1">10.25 miles</text:span> </text:p>
      <text:p text:style-name="P3">I ran 10 miles on a treadmill in the Wise Center and averaged 9:56/mile.</text:p>
      <text:p text:style-name="P3">The approximate mile splits were: 3 x (10:15, 10:00, 9:45) and the last mile was in 9:17. <text:s/>My pulse was 153 bpm at the end of the run. <text:s/>I warmed down with a ¼ mile jog.</text:p>
      <text:p text:style-name="P3"/>
      <text:p text:style-name="P3">Fri April 6, 2018 <text:span text:style-name="T1">3.25 miles</text:span></text:p>
      <text:p text:style-name="P3">2 miles on the indoor track. Splits: 9:02 + 8:25 = 17:27</text:p>
      <text:p text:style-name="P3">¼ mile jog</text:p>
      <text:p text:style-name="P3">½ mile: 3:50</text:p>
      <text:p text:style-name="P3">½ mile jog</text:p>
      <text:p text:style-name="P3"/>
      <text:p text:style-name="P4">30.75 miles in the last week</text:p>
      <text:p text:style-name="P4"/>
      <text:p text:style-name="P7">Sat April 7, 2018 <text:span text:style-name="T1">5.75 miles</text:span> </text:p>
      <text:p text:style-name="P7"><text:soft-page-break/>I ran on a Wise Center treadmill.</text:p>
      <text:p text:style-name="P7">Warm up: 1.5 miles averaging 9:00/mile at various paces with some as fast as 7:53/mile.</text:p>
      <text:p text:style-name="P7">I rested 4:30 and then ran 5 x ½ mile with a ¼ mile jog before each run. </text:p>
      <text:p text:style-name="P7">½ mile times: 4:00, 4:00, 3:57, 3:54, 3:49</text:p>
      <text:p text:style-name="P7">My pulse was 160 bpm at the end of the last ½ mile.</text:p>
      <text:p text:style-name="P7">Warm down: ½ mile in about 5 minutes </text:p>
      <text:p text:style-name="P7"/>
      <text:p text:style-name="P7">Sun April 8, 2018 <text:span text:style-name="T1">4.5 miles</text:span> </text:p>
      <text:p text:style-name="P7">I ran and walked 4.5 miles on the Wise Center indoor track in 50:39 or 11:15/mi. <text:s/>I did this by running 1 mile in about 10:40, walking 1/8 mile in about 2:00 and then repeating 3 more times. <text:s/></text:p>
      <text:p text:style-name="P7"/>
      <text:p text:style-name="P7">Mon April 9, 2018 <text:span text:style-name="T1">5 miles</text:span> </text:p>
      <text:p text:style-name="P7">I ran on a Wise Center treadmill.</text:p>
      <text:p text:style-name="P7">Warm up: 2 miles averaging 9:00/mile at various paces with some as fast as 7:30/mile. </text:p>
      <text:p text:style-name="P7">I rested about 4:00 and then ran 2 x 1 mile with a ½ mile jog between and ¼ mile jog before and after. </text:p>
      <text:p text:style-name="P7">mile times: 7:31, 7:50</text:p>
      <text:p text:style-name="P7"/>
      <text:p text:style-name="P7">Tues April 10, 2018 <text:span text:style-name="T1">5 miles</text:span> </text:p>
      <text:p text:style-name="P7">I ran and walked 5 miles on the Wise Center indoor track in 54:59 or 11/mi. </text:p>
      <text:p text:style-name="P7">I always run wide on the turns so that each lap is 1/8 of a mile. <text:s/>Today I walked ½ lap, ran 3.5 laps and repeated 9 more times until I reached 5 miles. Another way of saying this is I walked 1/8 of a mile during each mile. <text:s/>My walking pace was about 15:05/mile and running pace about 10:25/mile. <text:s/>I think this routine might be good for the part of a 50 miler when I am walking and running. <text:s/>In that case I would run and walk slower.</text:p>
      <text:p text:style-name="P7"/>
      <text:p text:style-name="P7">Wed April 11, 2018 <text:span text:style-name="T1">5 miles</text:span></text:p>
      <text:p text:style-name="P7">I ran with Jim Fitch and Tiffany Hrach on the Wise Center indoor track. <text:s/>We warmed up with 1.5 miles including ¼ mile of drills. <text:s/></text:p>
      <text:p text:style-name="P7">Then we ran ¼ mile, ½ mile, ¾ mile and 1 mile with ¼ mile jogs after each.</text:p>
      <text:p text:style-name="P7">Times for the 4 runs: 2:12, 4:22, 6:47 and 8:41</text:p>
      <text:p text:style-name="P7"/>
      <text:p text:style-name="P7">Thur April 12, 2018 <text:span text:style-name="T1">no running</text:span></text:p>
      <text:p text:style-name="P8"/>
      <text:p text:style-name="P7">Fri April 13, 2018 <text:span text:style-name="T1">5 miles</text:span> <text:s text:c="2"/></text:p>
      <text:p text:style-name="P7">I ran 1 mile to the Allegheny outdoor track, 3 miles on the track and 1 mile home. The average pace for the 5 miles was 9:50.</text:p>
      <text:p text:style-name="P7"/>
      <text:p text:style-name="P8">30.25 miles in the last week</text:p>
      <text:p text:style-name="P8"/>
      <text:p text:style-name="P8"/>
      <text:p text:style-name="P9"><text:soft-page-break/>Sat <text:s/>April 14,2018 <text:span text:style-name="T1">18 miles</text:span> </text:p>
      <text:p text:style-name="P9">I ran a slightly hilly 6 mile loop 3 times with a 1 minute rest after the 1<text:span text:style-name="T2">st</text:span> and 2<text:span text:style-name="T2">nd</text:span> loops,</text:p>
      <text:p text:style-name="P9">The average paces for the 3 loops were: 10:26, 10:26 and 9:47.</text:p>
      <text:p text:style-name="P9">45 minutes before running I had a 300 calorie breakfast and 8 ounces to drink.</text:p>
      <text:p text:style-name="P9">During the 2<text:span text:style-name="T2">nd</text:span> and 3<text:span text:style-name="T2">rd</text:span> loops I drank 40 ounces of Gatorade (260 calories) and 2 Salt Sticks.</text:p>
      <text:p text:style-name="P9"/>
      <text:p text:style-name="P9">Sun <text:s/>April 15, 2018 <text:s/><text:span text:style-name="T1">no running</text:span></text:p>
      <text:p text:style-name="P9"/>
      <text:p text:style-name="P9">Mon <text:s/>April 16, 2018 <text:span text:style-name="T1">4.5 miles</text:span></text:p>
      <text:p text:style-name="P9">I jogged down to the Wise Center, rested a few minutes and ran 4 miles on a treadmill in about 40:00.</text:p>
      <text:p text:style-name="P9"/>
      <text:p text:style-name="P9">Tues <text:s/>April 17, 2018 <text:span text:style-name="T1">no running</text:span></text:p>
      <text:p text:style-name="P10"/>
      <text:p text:style-name="P9">Wed <text:s/>April 18, 2018 <text:span text:style-name="T1">5 miles</text:span></text:p>
      <text:p text:style-name="P9">I ran with Jim Fitch and Tiffany Hrach on the Wise Center indoor track.</text:p>
      <text:p text:style-name="P9">Warm up: <text:s/>1.25 miles including ¼ mile of drills. </text:p>
      <text:p text:style-name="P9">Run: 5 x ½ mile with a ¼ mile jog after each run. <text:s/>Average time for </text:p>
      <text:p text:style-name="P9">½ mile runs: 4:18 <text:s/></text:p>
      <text:p text:style-name="P9"/>
      <text:p text:style-name="P9">Thur <text:s/>April 19, 2018 <text:span text:style-name="T1">no running</text:span></text:p>
      <text:p text:style-name="P10"/>
      <text:p text:style-name="P9">Fri <text:s/>April 20, 2018 <text:span text:style-name="T1">5 miles</text:span> <text:s/></text:p>
      <text:p text:style-name="P9">I ran 5 miles on the Wise Center indoor track.</text:p>
      <text:p text:style-name="P9">Splits: 10:59, 10:53, 10:54, (4:57 + 4:31) = 9:28, 10:53</text:p>
      <text:p text:style-name="P9"/>
      <text:p text:style-name="P10">32.5 miles in the last week</text:p>
      <text:p text:style-name="P10"/>
      <text:p text:style-name="P10"/>
      <text:p text:style-name="P10"/>
      <text:p text:style-name="P10"/>
      <text:p text:style-name="P9"><text:soft-page-break/><text:span text:style-name="T3">Sat April 21, 2018 </text:span><text:span text:style-name="T4"><text:s/>no running</text:span> </text:p>
      <text:p text:style-name="P9"/>
      <text:p text:style-name="P9">Sun April 22, 2018 <text:span text:style-name="T1">5 miles</text:span></text:p>
      <text:p text:style-name="P9">I ran and walked 5 miles on hilly roads and averaged 10:48/mile.</text:p>
      <text:p text:style-name="P9">I walked 3 times for a total of about 3 minutes of walking.</text:p>
      <text:p text:style-name="P9"/>
      <text:p text:style-name="P9">Mon April 23, 2018 <text:span text:style-name="T1">4 miles</text:span> </text:p>
      <text:p text:style-name="P9">I ran and walked on the Allegheny outdoor track and averaged 11:20/mi.</text:p>
      <text:p text:style-name="P9">Then I ran 1 mile on slightly hilly roads.</text:p>
      <text:p text:style-name="P9"/>
      <text:p text:style-name="P9">Tues April 24, 2018 <text:span text:style-name="T1">4 miles</text:span></text:p>
      <text:p text:style-name="P9">I ran ½ mile to the Wise Center and rested a few minutes.</text:p>
      <text:p text:style-name="P9">On a treadmill:</text:p>
      <text:p text:style-name="P9">1 mile in 8:57 at various paces some as fast as 7:47/mile.</text:p>
      <text:p text:style-name="P9">½ mile in 5:25</text:p>
      <text:p text:style-name="P9">½ mile in 4:00</text:p>
      <text:p text:style-name="P9">1 mile in 10:52</text:p>
      <text:p text:style-name="P9">Warm down: ½ mile jog home.</text:p>
      <text:p text:style-name="P9"/>
      <text:p text:style-name="P9">Wed April 25, 2018 <text:s/><text:span text:style-name="T1">no running</text:span> <text:s text:c="2"/></text:p>
      <text:p text:style-name="P9"/>
      <text:p text:style-name="P9">Thur April 26, 2018 <text:span text:style-name="T1">3.5 miles</text:span></text:p>
      <text:p text:style-name="P9">I ran ½ mile to the Wise Center and rested a few minutes.</text:p>
      <text:p text:style-name="P9">On a treadmill: 3 miles in about 30:00 at various paces between 11:19/mile and 8:57/mile</text:p>
      <text:p text:style-name="P9"/>
      <text:p text:style-name="P9">Fri April 27, 2018 <text:span text:style-name="T1">3.5 miles</text:span></text:p>
      <text:p text:style-name="P9">I ran 3.5 miles on slightly hilly roads averaging 10:58/mile.</text:p>
      <text:p text:style-name="P9"/>
      <text:p text:style-name="P10">20 miles in the last week</text:p>
      <text:p text:style-name="P10"/>
      <text:p text:style-name="P10"/>
      <text:p text:style-name="P10"/>
      <text:p text:style-name="P10"/>
      <text:p text:style-name="P2"><text:soft-page-break/>Sat April 28, 2018 <text:span text:style-name="T1">5 miles</text:span></text:p>
      <text:p text:style-name="P2">I ran ½ mile down to the Wise Center and rested a few minutes.</text:p>
      <text:p text:style-name="P2">On a treadmill:</text:p>
      <text:p text:style-name="P2">2 miles in 10:04 + 8: 41 = 18:45 and rested about 4:00</text:p>
      <text:p text:style-name="P2">2 x ¼ mile each in 2:00 with a ¼ mile jog before each run</text:p>
      <text:p text:style-name="P2">½ mile jog</text:p>
      <text:p text:style-name="P2">2 x ½ mile each in 4:00 with a ¼ mile jog between the 2 runs</text:p>
      <text:p text:style-name="P2">¼ mile jog</text:p>
      <text:p text:style-name="P2">All the jogs were at about 12:00/mile pace.</text:p>
      <text:p text:style-name="P2"/>
      <text:p text:style-name="P1">I was going to run the Buffalo 6 Hour Distance Classic on April 29. But because the windchill is supposed to be in the 20's for the first 3 hours I decided not to run it.</text:p>
      <text:p text:style-name="P1"/>
      <text:p text:style-name="P2">Sun April 29, 2018 <text:span text:style-name="T1">5.75 miles</text:span> </text:p>
      <text:p text:style-name="P2">I ran ½ mile down to the Wise Center and rested a few minutes.</text:p>
      <text:p text:style-name="P2">On a treadmill:</text:p>
      <text:list xml:id="list3131779324852205778" text:style-name="L1">
        <text:list-item>
          <text:list>
            <text:list-header>
              <text:p text:style-name="P13">1.5 miles averaging 9:00/mile with some paces as fast as 7:41/mile</text:p>
              <text:p text:style-name="P13">rested about 5 minutes</text:p>
              <text:p text:style-name="P13">6 x ¼ mile each in 2:00 with a ¼ mile jog before each run and ¼ mile jog at the end </text:p>
              <text:p text:style-name="P13">All jogs were at about 12/mile pace.</text:p>
              <text:p text:style-name="P13">I jogged ½ mile home.</text:p>
            </text:list-header>
          </text:list>
        </text:list-item>
      </text:list>
      <text:p text:style-name="P9"/>
      <text:p text:style-name="P9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8-04-29T22:07:52.43</dc:date>
    <dc:creator>James Lombardi</dc:creator>
    <meta:editing-duration>P2DT15H23M12S</meta:editing-duration>
    <meta:editing-cycles>249</meta:editing-cycles>
    <meta:generator>OpenOffice/4.1.2$Win32 OpenOffice.org_project/412m3$Build-9782</meta:generator>
    <meta:document-statistic meta:table-count="0" meta:image-count="0" meta:object-count="0" meta:page-count="10" meta:paragraph-count="203" meta:word-count="2649" meta:character-count="12795"/>
  </office:meta>
</office:document-meta>
</file>